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2200000932A46CB2EA.png"/>
  <manifest:file-entry manifest:media-type="image/png" manifest:full-path="Pictures/10000201000009600000073E61D1B046.png"/>
  <manifest:file-entry manifest:media-type="image/png" manifest:full-path="Pictures/1000020100000910000006324482074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d320" draw:opacity-name="Transparency_20_1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d320" draw:textarea-vertical-align="middle"/>
    </style:style>
    <style:style style:name="pr1" style:family="presentation" style:parent-style-name="Default-title">
      <style:graphic-properties draw:auto-grow-height="true" fo:min-height="3.78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96pt" style:font-size-asian="96pt" style:font-size-complex="96pt"/>
    </style:style>
    <style:style style:name="P3" style:family="paragraph">
      <style:text-properties fo:font-size="48pt" style:font-size-asian="48pt" style:font-size-complex="48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1" draw:layer="layout" svg:width="14.478cm" svg:height="9.897cm" svg:x="6.761cm" svg:y="1.442cm">
          <draw:image xlink:href="Pictures/10000201000009100000063244820746.png" xlink:type="simple" xlink:show="embed" xlink:actuate="onLoad">
            <text:p/>
          </draw:image>
        </draw:frame>
        <draw:frame presentation:style-name="pr1" draw:text-style-name="P2" draw:layer="layout" svg:width="25.199cm" svg:height="3.786cm" svg:x="1.4cm" svg:y="4.064cm" presentation:class="title" presentation:user-transformed="true">
          <draw:text-box>
            <text:p><text:span text:style-name="T1">MyCity</text:span></text:p>
          </draw:text-box>
        </draw:frame>
        <draw:frame presentation:style-name="pr2" draw:text-style-name="P3" draw:layer="layout" svg:width="25.199cm" svg:height="13.859cm" svg:x="1.4cm" svg:y="7.628cm" presentation:class="subtitle" presentation:user-transformed="true">
          <draw:text-box>
            <text:p><text:span text:style-name="T2">Piattaforma di comunicazione e feedback con la popolazio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4" draw:text-style-name="P1" draw:layer="layout" svg:width="27.183cm" svg:height="20.999cm" svg:x="0.409cm" svg:y="0.001cm">
          <draw:image xlink:href="Pictures/10000201000009600000073E61D1B0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rect draw:style-name="gr5" draw:text-style-name="P1" draw:layer="layout" svg:width="28cm" svg:height="21cm" svg:x="0cm" svg:y="0cm">
          <text:p/>
        </draw:rect>
        <draw:frame draw:style-name="gr4" draw:text-style-name="P1" draw:layer="layout" svg:width="15.494cm" svg:height="23.233cm" svg:x="6.253cm" svg:y="-1.116cm">
          <draw:image xlink:href="Pictures/100002010000062200000932A46CB2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45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e6e6e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d320" draw:fill-image-width="0cm" draw:fill-image-height="0cm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d320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28T10:53:12</meta:creation-date>
    <meta:editing-duration>PT1H13M22S</meta:editing-duration>
    <meta:editing-cycles>10</meta:editing-cycles>
    <dc:date>2016-08-28T16:55:53</dc:date>
    <meta:generator>OpenOffice/4.1.2$Unix OpenOffice.org_project/412m3$Build-9782</meta:generator>
    <meta:document-statistic meta:object-count="36"/>
  </office:meta>
</office:document-meta>
</file>